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fo:language="cs" fo:country="CZ"/>
    </style:style>
    <style:style style:name="P2" style:family="paragraph" style:parent-style-name="Footer">
      <style:text-properties fo:language="cs" fo:country="CZ"/>
    </style:style>
    <style:style style:name="P3" style:family="paragraph" style:parent-style-name="Header">
      <style:text-properties style:font-name="DejaVu Sans" fo:language="cs" fo:country="CZ" fo:font-weight="bold" officeooo:rsid="000d957d" officeooo:paragraph-rsid="000d957d" style:font-weight-asian="bold" style:font-weight-complex="bold"/>
    </style:style>
    <style:style style:name="P4" style:family="paragraph" style:parent-style-name="Header">
      <style:text-properties style:font-name="DejaVu Sans" fo:language="cs" fo:country="CZ" officeooo:rsid="000d957d" officeooo:paragraph-rsid="000d957d"/>
    </style:style>
    <style:style style:name="P5" style:family="paragraph" style:parent-style-name="Standard">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6" style:family="paragraph" style:parent-style-name="Standard" style:list-style-name="L1">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fo:language="cs" fo:country="CZ" fo:font-weight="normal" officeooo:rsid="000f6b22" officeooo:paragraph-rsid="000f6b22"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style:font-name="DejaVu Sans" fo:font-size="20pt" fo:language="cs" fo:country="CZ" fo:font-weight="bold" officeooo:rsid="000d957d" officeooo:paragraph-rsid="000d957d" style:font-weight-asian="bold" style:font-weight-complex="bold"/>
    </style:style>
    <style:style style:name="P9" style:family="paragraph" style:parent-style-name="Standard">
      <style:paragraph-properties fo:break-before="page"/>
      <style:text-properties style:font-name="DejaVu Sans" fo:font-size="20pt" fo:language="cs" fo:country="CZ" fo:font-weight="bold" officeooo:rsid="000d957d" officeooo:paragraph-rsid="000d957d" style:font-weight-asian="bold" style:font-weight-complex="bold"/>
    </style:style>
    <style:style style:name="P10" style:family="paragraph" style:parent-style-name="Standard">
      <style:paragraph-properties fo:text-align="start" style:justify-single-word="false" fo:break-before="page"/>
      <style:text-properties style:font-name="DejaVu Sans" fo:font-size="20pt" fo:language="cs" fo:country="CZ" fo:font-weight="bold" officeooo:rsid="000f6b22" officeooo:paragraph-rsid="000f6b22" style:font-size-asian="17.5pt" style:font-weight-asian="bold" style:font-size-complex="20pt" style:font-weight-complex="bold"/>
    </style:style>
    <style:style style:name="P11" style:family="paragraph" style:parent-style-name="Standard">
      <style:paragraph-properties fo:text-align="center" style:justify-single-word="false"/>
      <style:text-properties style:font-name="DejaVu Sans" fo:font-size="20pt" fo:language="cs" fo:country="CZ" fo:font-weight="normal" officeooo:rsid="000d957d" officeooo:paragraph-rsid="000d957d" style:font-weight-asian="normal" style:font-weight-complex="normal"/>
    </style:style>
    <style:style style:name="P12" style:family="paragraph" style:parent-style-name="Standard">
      <style:paragraph-properties fo:text-align="center" style:justify-single-word="false"/>
      <style:text-properties style:font-name="DejaVu Sans" fo:font-size="24pt" fo:language="cs" fo:country="CZ" fo:font-weight="bold" officeooo:rsid="000bb729" officeooo:paragraph-rsid="000bb729" style:font-weight-asian="bold" style:font-weight-complex="bold"/>
    </style:style>
    <style:style style:name="P13" style:family="paragraph" style:parent-style-name="Standard">
      <style:paragraph-properties fo:text-align="center" style:justify-single-word="false"/>
      <style:text-properties style:font-name="DejaVu Sans" fo:font-size="36pt" fo:language="cs" fo:country="CZ" fo:font-weight="bold" officeooo:rsid="000bb729" officeooo:paragraph-rsid="000bb729" style:font-size-asian="36pt" style:font-weight-asian="bold" style:font-size-complex="36pt" style:font-weight-complex="bold"/>
    </style:style>
    <style:style style:name="P14" style:family="paragraph" style:parent-style-name="Standard">
      <style:paragraph-properties fo:text-align="center" style:justify-single-word="false"/>
      <style:text-properties style:font-name="DejaVu Sans" fo:font-size="16pt" fo:language="cs" fo:country="CZ" fo:font-weight="normal" officeooo:rsid="000bb729" officeooo:paragraph-rsid="000bb729" style:font-weight-asian="normal" style:font-weight-complex="normal"/>
    </style:style>
    <style:style style:name="T1" style:family="text">
      <style:text-properties officeooo:rsid="000d957d"/>
    </style:style>
    <style:style style:name="T2" style:family="text">
      <style:text-properties style:font-size-asian="17.5pt" style:font-size-complex="20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3">J<text:span text:style-name="T1">PHOME</text:span></text:p>
      <text:p text:style-name="P14">Ročníková Práce</text:p>
      <text:p text:style-name="P14"><text:s/></text:p>
      <text:p text:style-name="P14"/>
      <text:p text:style-name="P14"/>
      <text:p text:style-name="P14"/>
      <text:p text:style-name="P8">DOKUMENTACE</text:p>
      <text:p text:style-name="P8"/>
      <text:p text:style-name="P11">Jan Palma</text:p>
      <text:p text:style-name="P9"><text:span text:style-name="T2">Rejstřík</text:span></text:p>
      <text:p text:style-name="P5"/>
      <text:list text:style-name="L1">
        <text:list-item>
          <text:p text:style-name="P6">Rejstrík</text:p>
        </text:list-item>
        <text:list-item>
          <text:p text:style-name="P6">Technologie</text:p>
        </text:list-item>
        <text:list-item>
          <text:p text:style-name="P6"/>
        </text:list-item>
      </text:list>
      <text:p text:style-name="P10">Technologie</text:p>
      <text:p text:style-name="P7"/>
      <text:p text:style-name="P7">Protože vanilla (čisté) HTML už umím zvlolil jsem si technologii kterou jsem jse chtěl dlouho naučit. Je to Vue systém pro Single Page Aplikace (AKA užitvatel dostává pořát stejný soubor jen se modifikuje podle adresy). Vue samo o sobě nefunguje a potřebuje bundler který převede všechny soubory do JS soubor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fo:language="cs" fo:country="CZ" fo:font-weight="bold" officeooo:rsid="000d957d" officeooo:paragraph-rsid="000d957d" style:font-weight-asian="bold" style:font-weight-complex="bold"/>
    </style:style>
    <style:style style:name="MP2" style:family="paragraph" style:parent-style-name="Header">
      <style:text-properties style:font-name="DejaVu Sans" fo:language="cs" fo:country="CZ" officeooo:rsid="000d957d" officeooo:paragraph-rsid="000d957d"/>
    </style:style>
    <style:style style:name="MP3" style:family="paragraph" style:parent-style-name="Footer">
      <style:paragraph-properties fo:text-align="end" style:justify-single-word="false"/>
      <style:text-properties fo:language="cs" fo:country="CZ"/>
    </style:style>
    <style:style style:name="MP4" style:family="paragraph" style:parent-style-name="Footer">
      <style:text-properties fo:language="cs" fo:country="CZ"/>
    </style:style>
    <style:page-layout style:name="Mpm1">
      <style:page-layout-properties fo:page-width="8.5in" fo:page-height="11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PHOME – Dokumentace</text:p>
      </style:header>
      <style:header-first>
        <text:p text:style-name="MP2"/>
      </style:header-first>
      <style:footer>
        <text:p text:style-name="MP3"><text:page-number text:select-page="current" text:page-adjust="-1">02</text:page-number></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6:13:33.090404440</meta:creation-date>
    <dc:date>2023-05-13T11:17:40.166745092</dc:date>
    <meta:editing-duration>PT1H53M34S</meta:editing-duration>
    <meta:editing-cycles>4</meta:editing-cycles>
    <meta:generator>LibreOffice/7.4.7.2$Linux_X86_64 LibreOffice_project/40$Build-2</meta:generator>
    <meta:document-statistic meta:table-count="0" meta:image-count="0" meta:object-count="0" meta:page-count="3" meta:paragraph-count="13" meta:word-count="66" meta:character-count="418" meta:non-whitespace-character-count="364"/>
  </office:meta>
</office:document-meta>
</file>